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24C5EEC44BB35ADB7F7.png" manifest:media-type="image/png"/>
  <manifest:file-entry manifest:full-path="Pictures/100000010000037F000002527DAE9D37A7941099.png" manifest:media-type="image/png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Pictures/10000001000001A1000000B7DC83AC9836E31731.png" manifest:media-type="image/png"/>
  <manifest:file-entry manifest:full-path="Pictures/1000000100000190000001EE11DEA08B585FDA17.png" manifest:media-type="image/png"/>
  <manifest:file-entry manifest:full-path="Pictures/100000010000025700000237D6A75DE4A9C99813.png" manifest:media-type="image/png"/>
  <manifest:file-entry manifest:full-path="Pictures/10000001000002A40000024B7563CB548FCD29B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7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7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">ACTIVIDAD UT2_8</text:p>
      <text:p text:style-name="P3">Actividad 1</text:p>
      <text:p text:style-name="P3"><draw:frame draw:style-name="fr1" draw:name="Imagen2" text:anchor-type="char" svg:width="9.208cm" svg:height="11.372cm" draw:z-index="8"><draw:image xlink:href="Pictures/1000000100000190000001EE11DEA08B585FDA17.png" xlink:type="simple" xlink:show="embed" xlink:actuate="onLoad" draw:mime-type="image/png"/></draw:frame></text:p>
      <text:p text:style-name="P3"><draw:frame draw:style-name="fr3" draw:name="Imagen3" text:anchor-type="char" svg:width="15cm" svg:height="9.954cm" draw:z-index="9"><draw:image xlink:href="Pictures/100000010000037F000002527DAE9D37A7941099.png" xlink:type="simple" xlink:show="embed" xlink:actuate="onLoad" draw:mime-type="image/png"/></draw:frame></text:p>
      <text:p text:style-name="P4">Actividad 2</text:p>
      <text:p text:style-name="P3"><draw:frame draw:style-name="fr2" draw:name="Imagen5" text:anchor-type="char" svg:x="0.265cm" svg:y="11.079cm" svg:width="11.707cm" svg:height="10.165cm" draw:z-index="11"><draw:image xlink:href="Pictures/10000001000002A40000024B7563CB548FCD29B5.png" xlink:type="simple" xlink:show="embed" xlink:actuate="onLoad" draw:mime-type="image/png"/></draw:frame><draw:frame draw:style-name="fr2" draw:name="Imagen4" text:anchor-type="char" svg:x="0.923cm" svg:y="0cm" svg:width="10.298cm" svg:height="9.747cm" draw:z-index="10"><draw:image xlink:href="Pictures/100000010000025700000237D6A75DE4A9C99813.png" xlink:type="simple" xlink:show="embed" xlink:actuate="onLoad" draw:mime-type="image/png"/></draw:frame></text:p>
      <text:p text:style-name="P4">Actividad 3</text:p>
      <text:p text:style-name="Standard"><draw:frame draw:style-name="fr1" draw:name="Imagen6" text:anchor-type="char" svg:width="11.033cm" svg:height="4.842cm" draw:z-index="12"><draw:image xlink:href="Pictures/10000001000001A1000000B7DC83AC9836E31731.png" xlink:type="simple" xlink:show="embed" xlink:actuate="onLoad" draw:mime-type="image/png"/></draw:frame></text:p>
      <text:p text:style-name="Standard"><draw:frame draw:style-name="fr1" draw:name="Imagen7" text:anchor-type="char" svg:width="12.834cm" svg:height="15.559cm" draw:z-index="13"><draw:image xlink:href="Pictures/10000001000001E50000024C5EEC44BB35ADB7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4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7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Lenguaje de Marcas – 1ºDAM</text:p>
      </style:header>
      <style:footer>
        <text:p text:style-name="MP3">Página <text:page-number text:select-page="current">3</text:page-number><text:s/>de <text:page-count>3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0</meta:editing-cycles>
    <meta:creation-date>2022-03-17T15:42:00</meta:creation-date>
    <dc:date>2023-10-11T19:24:24.676000000</dc:date>
    <meta:editing-duration>PT6M46S</meta:editing-duration>
    <meta:generator>LibreOffice/7.2.7.2$Windows_X86_64 LibreOffice_project/8d71d29d553c0f7dcbfa38fbfda25ee34cce99a2</meta:generator>
    <meta:document-statistic meta:table-count="0" meta:image-count="8" meta:object-count="0" meta:page-count="3" meta:paragraph-count="8" meta:word-count="21" meta:character-count="128" meta:non-whitespace-character-count="1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